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72" calcext:value-type="float">
            <text:p>0,0017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24" calcext:value-type="float">
            <text:p>0,0412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684" calcext:value-type="float">
            <text:p>0,1668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7772" calcext:value-type="float">
            <text:p>0,3777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5432" calcext:value-type="float">
            <text:p>0,6543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2491" calcext:value-type="float">
            <text:p>1,0249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0683" calcext:value-type="float">
            <text:p>1,50683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06123" calcext:value-type="float">
            <text:p>2,06123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69119" calcext:value-type="float">
            <text:p>2,69119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37293" calcext:value-type="float">
            <text:p>3,3729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14637" calcext:value-type="float">
            <text:p>4,14637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03007" calcext:value-type="float">
            <text:p>5,03007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96095" calcext:value-type="float">
            <text:p>5,96095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99991" calcext:value-type="float">
            <text:p>6,99991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12357" calcext:value-type="float">
            <text:p>8,12357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17:59:41.30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29T19:05:17.843000000</dc:date>
    <meta:editing-duration>PT1H10M48S</meta:editing-duration>
    <meta:editing-cycles>5</meta:editing-cycles>
    <meta:generator>LibreOffice/7.6.4.1$Windows_X86_64 LibreOffice_project/e19e193f88cd6c0525a17fb7a176ed8e6a3e2aa1</meta:generator>
    <meta:document-statistic meta:table-count="1" meta:cell-count="46" meta:object-count="0"/>
  </office:meta>
</office:document-meta>
</file>